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7063in" svg:y="0.0394in">
            <draw:object draw:notify-on-update-of-ranges="Sheet1.B1:Sheet1.B15 Sheet1.C1:Sheet1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float" office:value="2.75687788557069" calcext:value-type="float">
            <text:p>2.7568778856</text:p>
          </table:table-cell>
          <table:table-cell office:value-type="float" office:value="14.8451653906844" calcext:value-type="float">
            <text:p>14.8451653907</text:p>
          </table:table-cell>
        </table:table-row>
        <table:table-row table:style-name="ro1">
          <table:table-cell/>
          <table:table-cell office:value-type="float" office:value="2.52683945999649" calcext:value-type="float">
            <text:p>2.52683946</text:p>
          </table:table-cell>
          <table:table-cell office:value-type="float" office:value="19.4940389223307" calcext:value-type="float">
            <text:p>19.4940389223</text:p>
          </table:table-cell>
        </table:table-row>
        <table:table-row table:style-name="ro1">
          <table:table-cell/>
          <table:table-cell office:value-type="float" office:value="2.00584784641459" calcext:value-type="float">
            <text:p>2.0058478464</text:p>
          </table:table-cell>
          <table:table-cell office:value-type="float" office:value="29.5297980831044" calcext:value-type="float">
            <text:p>29.5297980831</text:p>
          </table:table-cell>
        </table:table-row>
        <table:table-row table:style-name="ro1">
          <table:table-cell/>
          <table:table-cell office:value-type="float" office:value="1.53904286716147" calcext:value-type="float">
            <text:p>1.5390428672</text:p>
          </table:table-cell>
          <table:table-cell office:value-type="float" office:value="39.7995076266729" calcext:value-type="float">
            <text:p>39.7995076267</text:p>
          </table:table-cell>
        </table:table-row>
        <table:table-row table:style-name="ro1">
          <table:table-cell/>
          <table:table-cell office:value-type="float" office:value="1.22799295774648" calcext:value-type="float">
            <text:p>1.2279929577</text:p>
          </table:table-cell>
          <table:table-cell office:value-type="float" office:value="50.044014084507" calcext:value-type="float">
            <text:p>50.0440140845</text:p>
          </table:table-cell>
        </table:table-row>
        <table:table-row table:style-name="ro1">
          <table:table-cell/>
          <table:table-cell office:value-type="float" office:value="1.0523712816317" calcext:value-type="float">
            <text:p>1.0523712816</text:p>
          </table:table-cell>
          <table:table-cell office:value-type="float" office:value="60.0238881421308" calcext:value-type="float">
            <text:p>60.0238881421</text:p>
          </table:table-cell>
        </table:table-row>
        <table:table-row table:style-name="ro1">
          <table:table-cell/>
          <table:table-cell office:value-type="float" office:value="0.897065484191456" calcext:value-type="float">
            <text:p>0.8970654842</text:p>
          </table:table-cell>
          <table:table-cell office:value-type="float" office:value="70.0004748407457" calcext:value-type="float">
            <text:p>70.0004748407</text:p>
          </table:table-cell>
        </table:table-row>
        <table:table-row table:style-name="ro1">
          <table:table-cell/>
          <table:table-cell office:value-type="float" office:value="0.816251241891182" calcext:value-type="float">
            <text:p>0.8162512419</text:p>
          </table:table-cell>
          <table:table-cell office:value-type="float" office:value="79.9650078896616" calcext:value-type="float">
            <text:p>79.9650078897</text:p>
          </table:table-cell>
        </table:table-row>
        <table:table-row table:style-name="ro1">
          <table:table-cell/>
          <table:table-cell office:value-type="float" office:value="0.721904038337911" calcext:value-type="float">
            <text:p>0.7219040383</text:p>
          </table:table-cell>
          <table:table-cell office:value-type="float" office:value="90.174449184735" calcext:value-type="float">
            <text:p>90.1744491847</text:p>
          </table:table-cell>
        </table:table-row>
        <table:table-row table:style-name="ro1">
          <table:table-cell/>
          <table:table-cell office:value-type="float" office:value="0.668177634270353" calcext:value-type="float">
            <text:p>0.6681776343</text:p>
          </table:table-cell>
          <table:table-cell office:value-type="float" office:value="100.134599088306" calcext:value-type="float">
            <text:p>100.1345990883</text:p>
          </table:table-cell>
        </table:table-row>
        <table:table-row table:style-name="ro1">
          <table:table-cell/>
          <table:table-cell office:value-type="float" office:value="0.594124393664894" calcext:value-type="float">
            <text:p>0.5941243937</text:p>
          </table:table-cell>
          <table:table-cell office:value-type="float" office:value="109.855319677401" calcext:value-type="float">
            <text:p>109.8553196774</text:p>
          </table:table-cell>
        </table:table-row>
        <table:table-row table:style-name="ro1">
          <table:table-cell/>
          <table:table-cell office:value-type="float" office:value="0.560735783998597" calcext:value-type="float">
            <text:p>0.560735784</text:p>
          </table:table-cell>
          <table:table-cell office:value-type="float" office:value="120.297615568932" calcext:value-type="float">
            <text:p>120.2976155689</text:p>
          </table:table-cell>
        </table:table-row>
        <table:table-row table:style-name="ro1">
          <table:table-cell/>
          <table:table-cell office:value-type="float" office:value="0.513781339489217" calcext:value-type="float">
            <text:p>0.5137813395</text:p>
          </table:table-cell>
          <table:table-cell office:value-type="float" office:value="130.256669686167" calcext:value-type="float">
            <text:p>130.2566696862</text:p>
          </table:table-cell>
        </table:table-row>
        <table:table-row table:style-name="ro1">
          <table:table-cell/>
          <table:table-cell office:value-type="float" office:value="0.480370814096196" calcext:value-type="float">
            <text:p>0.4803708141</text:p>
          </table:table-cell>
          <table:table-cell office:value-type="float" office:value="140.213532230729" calcext:value-type="float">
            <text:p>140.2135322307</text:p>
          </table:table-cell>
        </table:table-row>
        <table:table-row table:style-name="ro1">
          <table:table-cell/>
          <table:table-cell office:value-type="float" office:value="0.453743206124715" calcext:value-type="float">
            <text:p>0.4537432061</text:p>
          </table:table-cell>
          <table:table-cell office:value-type="float" office:value="150.412015662439" calcext:value-type="float">
            <text:p>150.41201566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9:55:50.694657071</meta:creation-date>
    <dc:date>2016-11-16T20:01:20.048657551</dc:date>
    <meta:editing-duration>P0D</meta:editing-duration>
    <meta:editing-cycles>1</meta:editing-cycles>
    <meta:document-statistic meta:table-count="1" meta:cell-count="3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25cm" style:legend-expansion="high" chart:style-name="ch2"/>
        <chart:plot-area chart:style-name="ch3" table:cell-range-address="Sheet1.B1:Sheet1.C15" svg:x="0.32cm" svg:y="0.18cm" svg:width="11.264cm" svg:height="8.64cm">
          <chartooo:coordinate-region svg:x="1.079cm" svg:y="0.393cm" svg:width="10.419cm" svg:height="7.7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5" chart:class="chart:scatter">
            <chart:domain table:cell-range-address="Sheet1.B1:Sheet1.B15"/>
            <chart:regression-curve chart:style-name="ch7">
              <chart:equation chart:display-equation="true" chart:display-r-square="true" svg:x="5.426cm" svg:y="2.215cm"/>
            </chart:regression-curve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5687788557069">
                <text:p>2.75687788557069</text:p>
                <draw:g>
                  <svg:desc>Sheet1.B1:Sheet1.B15</svg:desc>
                </draw:g>
              </table:table-cell>
              <table:table-cell office:value-type="float" office:value="14.8451653906844">
                <text:p>14.8451653906844</text:p>
                <draw:g>
                  <svg:desc>Sheet1.C1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2683945999649">
                <text:p>2.52683945999649</text:p>
              </table:table-cell>
              <table:table-cell office:value-type="float" office:value="19.4940389223307">
                <text:p>19.4940389223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0584784641459">
                <text:p>2.00584784641459</text:p>
              </table:table-cell>
              <table:table-cell office:value-type="float" office:value="29.5297980831044">
                <text:p>29.5297980831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3904286716147">
                <text:p>1.53904286716147</text:p>
              </table:table-cell>
              <table:table-cell office:value-type="float" office:value="39.7995076266729">
                <text:p>39.7995076266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2799295774648">
                <text:p>1.22799295774648</text:p>
              </table:table-cell>
              <table:table-cell office:value-type="float" office:value="50.044014084507">
                <text:p>50.044014084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523712816317">
                <text:p>1.0523712816317</text:p>
              </table:table-cell>
              <table:table-cell office:value-type="float" office:value="60.0238881421308">
                <text:p>60.0238881421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7065484191456">
                <text:p>0.897065484191456</text:p>
              </table:table-cell>
              <table:table-cell office:value-type="float" office:value="70.0004748407457">
                <text:p>70.0004748407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16251241891182">
                <text:p>0.816251241891182</text:p>
              </table:table-cell>
              <table:table-cell office:value-type="float" office:value="79.9650078896616">
                <text:p>79.9650078896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1904038337911">
                <text:p>0.721904038337911</text:p>
              </table:table-cell>
              <table:table-cell office:value-type="float" office:value="90.174449184735">
                <text:p>90.174449184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8177634270353">
                <text:p>0.668177634270353</text:p>
              </table:table-cell>
              <table:table-cell office:value-type="float" office:value="100.134599088306">
                <text:p>100.134599088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4124393664894">
                <text:p>0.594124393664894</text:p>
              </table:table-cell>
              <table:table-cell office:value-type="float" office:value="109.855319677401">
                <text:p>109.855319677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0735783998597">
                <text:p>0.560735783998597</text:p>
              </table:table-cell>
              <table:table-cell office:value-type="float" office:value="120.297615568932">
                <text:p>120.297615568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13781339489217">
                <text:p>0.513781339489217</text:p>
              </table:table-cell>
              <table:table-cell office:value-type="float" office:value="130.256669686167">
                <text:p>130.256669686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0370814096196">
                <text:p>0.480370814096196</text:p>
              </table:table-cell>
              <table:table-cell office:value-type="float" office:value="140.213532230729">
                <text:p>140.2135322307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3743206124715">
                <text:p>0.453743206124715</text:p>
              </table:table-cell>
              <table:table-cell office:value-type="float" office:value="150.412015662439">
                <text:p>150.4120156624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